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ce70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pt from last month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table:number-columns-repeated="2"/>
          <table:table-cell table:number-columns-repeated="8"/>
        </table:table-row>
        <table:table-row table:style-name="ro3">
          <table:table-cell table:style-name="ce3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15"/>
          <table:table-cell table:style-name="ce15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69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21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15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15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29])" office:value-type="float" office:value="271230" calcext:value-type="float">
            <text:p>271230</text:p>
          </table:table-cell>
          <table:table-cell/>
          <table:table-cell table:style-name="ce15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15"/>
          <table:table-cell table:style-name="ce15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15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15" table:formula="of:=SUM([.H34:.H59])" office:value-type="float" office:value="55400" calcext:value-type="float">
            <text:p>554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63:.F63])" office:value-type="float" office:value="55300" calcext:value-type="float">
            <text:p>55300</text:p>
          </table:table-cell>
          <table:table-cell/>
          <table:table-cell table:style-name="ce25" office:value-type="string" calcext:value-type="string">
            <text:p>shabate sksel enq +600-ov</text:p>
          </table:table-cell>
          <table:table-cell table:style-name="ce2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15" table:formula="of:=SUM([.H64:.H89])" office:value-type="float" office:value="55300" calcext:value-type="float">
            <text:p>55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15"/>
          <table:table-cell table:style-name="ce15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pt from last month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48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30000" calcext:value-type="float">
            <text:p>130000</text:p>
          </table:table-cell>
        </table:table-row>
        <table:table-row table:style-name="ro3">
          <table:table-cell table:style-name="ce37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1000" calcext:value-type="float">
            <text:p>11000</text:p>
          </table:table-cell>
          <table:table-cell table:style-name="ce15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70" table:formula="of:=SUM([.G4];[.G35];[.G6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70" table:formula="of:=SUM([.G5];[.G36];[.G6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69"/>
          <table:table-cell/>
          <table:table-cell table:style-name="ce70" table:formula="of:=SUM([.G6];[.G37];[.G67]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70" table:formula="of:=SUM([.G7];[.G38];[.G68])" office:value-type="float" office:value="949.81884057971" calcext:value-type="float">
            <text:p>949.8188405797</text:p>
          </table:table-cell>
          <table:table-cell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70" table:formula="of:=SUM([.G8];[.G39];[.G6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70" table:formula="of:=SUM([.G9];[.G40];[.G7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70" table:formula="of:=SUM([.G10];[.G41];[.G71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70" table:formula="of:=SUM([.G11];[.G42];[.G72])" office:value-type="float" office:value="1449.81884057971" calcext:value-type="float">
            <text:p>1449.8188405797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70" table:formula="of:=SUM([.G12];[.G43];[.G73])" office:value-type="float" office:value="2601.90476190476" calcext:value-type="float">
            <text:p>2601.904761904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21"/>
          <table:table-cell/>
          <table:table-cell table:style-name="ce70" table:formula="of:=SUM([.G13];[.G44];[.G74])" office:value-type="float" office:value="1949.81884057971" calcext:value-type="float">
            <text:p>1949.8188405797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70" table:formula="of:=SUM([.G14];[.G45];[.G7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table:style-name="ce70" table:formula="of:=SUM([.G15];[.G46];[.G7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70" table:formula="of:=SUM([.G16];[.G47];[.G77])" office:value-type="float" office:value="3551.72360248447" calcext:value-type="float">
            <text:p>35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70" table:formula="of:=SUM([.G17];[.G48];[.G78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70" table:formula="of:=SUM([.G18];[.G49];[.G7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70" table:formula="of:=SUM([.G19];[.G50];[.G80])" office:value-type="float" office:value="3542.19979296066" calcext:value-type="float">
            <text:p>3542.1997929607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70" table:formula="of:=SUM([.G20];[.G51];[.G81])" office:value-type="float" office:value="2978.39026915114" calcext:value-type="float">
            <text:p>297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70" table:formula="of:=SUM([.G21];[.G52];[.G82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70" table:formula="of:=SUM([.G22];[.G53];[.G83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70" table:formula="of:=SUM([.G23];[.G54];[.G84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70" table:formula="of:=SUM([.G24];[.G55];[.G8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70" table:formula="of:=SUM([.G25];[.G56];[.G8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70" table:formula="of:=SUM([.G26];[.G57];[.G87])" office:value-type="float" office:value="1963.69047619048" calcext:value-type="float">
            <text:p>1963.6904761905</text:p>
          </table:table-cell>
          <table:table-cell/>
        </table:table-row>
        <table:table-row table:style-name="ro3">
          <table:table-cell table:style-name="ce66"/>
          <table:table-cell table:number-columns-repeated="4"/>
          <table:table-cell table:style-name="ce15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70" table:formula="of:=SUM([.G28];[.G59];[.G8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15"/>
          <table:table-cell/>
          <table:table-cell table:style-name="ce70" table:formula="of:=SUM([.G29];[.G60];[.G90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70" table:formula="of:=SUM([.G30];[.G61];[.G9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style-name="ce15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15" table:formula="of:=SUM([.I4:.I30])" office:value-type="float" office:value="189400" calcext:value-type="float">
            <text:p>189400</text:p>
          </table:table-cell>
          <table:table-cell/>
          <table:table-cell table:style-name="ce15"/>
          <table:table-cell/>
          <table:table-cell table:style-name="ce15" table:formula="of:=SUM([.M3:.M30])" office:value-type="float" office:value="190000" calcext:value-type="float">
            <text:p>19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600" calcext:value-type="float">
            <text:p>-60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21" office:value-type="float" office:value="10900" calcext:value-type="float">
            <text:p>10900</text:p>
          </table:table-cell>
          <table:table-cell table:style-name="ce15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47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66"/>
          <table:table-cell table:number-columns-repeated="6"/>
          <table:table-cell table:style-name="ce43" office:value-type="string" calcext:value-type="string">
            <text:p>Arus</text:p>
          </table:table-cell>
          <table:table-cell table:number-columns-repeated="4"/>
          <table:table-cell table:style-name="ce15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5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37"/>
          <table:table-cell table:number-columns-repeated="4"/>
          <table:table-cell table:style-name="ce15" table:number-columns-repeated="2"/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7"/>
          <table:table-cell table:style-name="ce57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40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7"/>
          <table:table-cell table:style-name="ce4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47"/>
          <table:table-cell table:number-columns-repeated="7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7"/>
          <table:table-cell table:style-name="ce47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47"/>
          <table:table-cell table:number-columns-repeated="7"/>
        </table:table-row>
        <table:table-row table:style-name="ro3">
          <table:table-cell table:style-name="ce66"/>
          <table:table-cell table:number-columns-repeated="4"/>
          <table:table-cell table:style-name="ce15"/>
          <table:table-cell/>
          <table:table-cell table:style-name="ce43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6"/>
          <table:table-cell table:style-name="ce1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22:55:27.450578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25T23:06:57.884192149</dc:date>
    <meta:editing-duration>P13DT14H45M56S</meta:editing-duration>
    <meta:editing-cycles>3744</meta:editing-cycles>
    <meta:generator>LibreOffice/4.2.6.3$Linux_X86_64 LibreOffice_project/420m0$Build-3</meta:generator>
    <meta:document-statistic meta:table-count="24" meta:cell-count="11551" meta:object-count="0"/>
  </office:meta>
</office:document-meta>
</file>